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standard">
      <style:graphic-properties svg:stroke-width="0.106cm" svg:stroke-color="#55308d" draw:marker-start-width="0.359cm" draw:marker-end-width="0.359cm" draw:fill="none" draw:textarea-horizontal-align="justify" draw:textarea-vertical-align="middle" draw:auto-grow-height="false" fo:min-height="1.394cm" fo:min-width="2.644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svg:stroke-width="0.106cm" svg:stroke-color="#55308d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394cm" fo:min-width="3.744c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svg:stroke-width="0.106cm" svg:stroke-color="#2a6099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1.394cm" fo:min-width="5.144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svg:stroke-width="0.106cm" svg:stroke-color="#158466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55308d" draw:marker-start-width="0.359cm" draw:marker-end-width="0.359cm" draw:fill="none" draw:textarea-horizontal-align="justify" draw:textarea-vertical-align="middle" draw:auto-grow-height="false" fo:min-height="2.894cm" fo:min-width="5.144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width="0.106cm" svg:stroke-color="#55308d" draw:marker-start-width="0.359cm" draw:marker-end-width="0.359cm" draw:fill="none" draw:textarea-horizontal-align="justify" draw:textarea-vertical-align="middle" draw:auto-grow-height="false" fo:min-height="0.617cm" fo:min-width="2.64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55308d" draw:marker-start-width="0.359cm" draw:marker-end-width="0.359cm" draw:fill="none" draw:textarea-horizontal-align="justify" draw:textarea-vertical-align="middle" draw:auto-grow-height="false" fo:min-height="1.394cm" fo:min-width="5.894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1.394cm" fo:min-width="5.894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394cm" fo:min-width="5.894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0.617cm" fo:min-width="3.744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421cm" fo:min-width="5.144cm" fo:padding-top="0.178cm" fo:padding-bottom="0.178cm" fo:padding-left="0.303cm" fo:padding-right="0.303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draw:stroke="dash" draw:stroke-dash="Dot"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 style:list-style-name="L1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421cm" fo:min-width="5.144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894cm" fo:min-width="6.144cm" fo:padding-top="0.178cm" fo:padding-bottom="0.178cm" fo:padding-left="0.303cm" fo:padding-right="0.303cm"/>
      <style:paragraph-properties style:writing-mode="lr-tb"/>
    </style:style>
    <style:style style:name="gr20" style:family="graphic" style:parent-style-name="objectwithoutfill">
      <style:graphic-properties draw:stroke="dash" draw:stroke-dash="Dash" svg:stroke-width="0.106cm" svg:stroke-color="#ff8000" draw:marker-start-width="0.359cm" draw:marker-end="Arrowheads_20_1" draw:marker-end-width="0.459cm" svg:stroke-linecap="butt" draw:fill="none" draw:textarea-vertical-align="middle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1.394cm" fo:min-width="5.894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 style:list-style-name="L1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421cm" fo:min-width="5.144cm" fo:padding-top="0.178cm" fo:padding-bottom="0.178cm" fo:padding-left="0.303cm" fo:padding-right="0.303cm"/>
      <style:paragraph-properties style:writing-mode="lr-tb"/>
    </style:style>
    <style:style style:name="gr23" style:family="graphic" style:parent-style-name="objectwithoutfill">
      <style:graphic-properties draw:stroke="dash" draw:stroke-dash="Dash" svg:stroke-width="0.106cm" svg:stroke-color="#ff8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42cm" fo:min-width="6.144cm" fo:padding-top="0.178cm" fo:padding-bottom="0.178cm" fo:padding-left="0.303cm" fo:padding-right="0.303cm"/>
      <style:paragraph-properties style:writing-mode="lr-tb"/>
    </style:style>
    <style:style style:name="gr25" style:family="graphic" style:parent-style-name="objectwithoutfill">
      <style:graphic-properties svg:stroke-width="0.1cm" svg:stroke-color="#55308d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1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394cm" fo:min-width="5.894cm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withoutfill">
      <style:graphic-properties svg:stroke-width="0.1cm" svg:stroke-color="#2a6099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75cm" fo:min-width="4.25cm" fo:padding-top="0.225cm" fo:padding-bottom="0.225cm" fo:padding-left="0.35cm" fo:padding-right="0.35cm"/>
      <style:paragraph-properties style:writing-mode="lr-tb"/>
    </style:style>
    <style:style style:name="gr29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55cm" fo:min-width="4.05cm" fo:padding-top="0.225cm" fo:padding-bottom="0.225cm" fo:padding-left="0.35cm" fo:padding-right="0.35cm"/>
      <style:paragraph-properties style:writing-mode="lr-tb"/>
    </style:style>
    <style:style style:name="gr30" style:family="graphic" style:parent-style-name="objectwithoutfill">
      <style:graphic-properties draw:stroke="solid" draw:stroke-dash="Dash" svg:stroke-width="0.106cm" svg:stroke-color="#ff8000" draw:marker-start-width="0.359cm" draw:marker-end="Arrowheads_20_1" draw:marker-end-width="0.459cm" svg:stroke-linecap="butt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158466" loext:opacity="100%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58466" loext:opacity="100%"/>
    </style:style>
    <style:style style:name="P10" style:family="paragraph">
      <style:paragraph-properties fo:text-align="center"/>
      <style:text-properties fo:color="#ff0000" loext:opacity="100%"/>
    </style:style>
    <style:style style:name="P11" style:family="paragraph">
      <loext:graphic-properties draw:fill="none"/>
      <style:paragraph-properties fo:text-align="center"/>
      <style:text-properties fo:color="#ff0000" loext:opacity="100%"/>
    </style:style>
    <style:style style:name="P12" style:family="paragraph">
      <style:paragraph-properties fo:text-align="center"/>
      <style:text-properties fo:color="#800080" loext:opacity="100%"/>
    </style:style>
    <style:style style:name="P13" style:family="paragraph">
      <loext:graphic-properties draw:fill="none"/>
      <style:paragraph-properties fo:text-align="center"/>
      <style:text-properties fo:color="#800080" loext:opacity="100%"/>
    </style:style>
    <style:style style:name="P14" style:family="paragraph">
      <style:paragraph-properties fo:text-align="center"/>
      <style:text-properties fo:color="#55308d" loext:opacity="100%"/>
    </style:style>
    <style:style style:name="P15" style:family="paragraph">
      <loext:graphic-properties draw:fill="none"/>
      <style:paragraph-properties fo:text-align="center"/>
      <style:text-properties fo:color="#55308d" loext:opacity="100%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2a6099" loext:opacity="100%"/>
    </style:style>
    <style:style style:name="P18" style:family="paragraph">
      <style:paragraph-properties fo:text-align="center"/>
      <style:text-properties fo:color="#2a6099" loext:opacity="100%"/>
    </style:style>
    <style:style style:name="P19" style:family="paragraph">
      <loext:graphic-properties draw:fill="none"/>
      <style:paragraph-properties fo:text-align="center"/>
      <style:text-properties fo:color="#2a6099" loext:opacity="100%"/>
    </style:style>
    <style:style style:name="P20" style:family="paragraph">
      <style:paragraph-properties fo:text-align="center"/>
      <style:text-properties fo:color="#ff8000" loext:opacity="100%"/>
    </style:style>
    <style:style style:name="P21" style:family="paragraph">
      <loext:graphic-properties draw:fill="none"/>
      <style:paragraph-properties fo:text-align="center"/>
      <style:text-properties fo:color="#ff8000" loext:opacity="100%"/>
    </style:style>
    <style:style style:name="P22" style:family="paragraph">
      <style:paragraph-properties fo:text-align="center"/>
      <style:text-properties fo:color="#ff8000" loext:opacity="100%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/>
      <style:paragraph-properties fo:text-align="center"/>
      <style:text-properties fo:color="#ff8000" loext:opacity="100%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158466" loext:opacity="100%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color="#800080" loext:opacity="100%"/>
    </style:style>
    <style:style style:name="T8" style:family="text">
      <style:text-properties fo:color="#55308d" loext:opacity="100%"/>
    </style:style>
    <style:style style:name="T9" style:family="text">
      <style:text-properties fo:color="#55308d" loext:opacity="100%" fo:font-weight="bold" style:font-weight-asian="bold" style:font-weight-complex="bold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fo:color="#ff8000" loext:opacity="100%"/>
    </style:style>
    <style:style style:name="T13" style:family="text">
      <style:text-properties fo:color="#ff8000" loext:opacity="100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0.962cm" svg:x="1cm" svg:y="2cm">
          <draw:text-box>
            <text:p text:style-name="P1">Version I : Dependencies, simplified</text:p>
          </draw:text-box>
        </draw:frame>
        <draw:g>
          <draw:custom-shape draw:style-name="gr2" draw:text-style-name="P3" draw:layer="layout" svg:width="3.25cm" svg:height="1.75cm" svg:x="1.5cm" svg:y="5cm">
            <text:p text:style-name="P1">Login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cm" svg:y1="6.75cm" svg:x2="6.25cm" svg:y2="9.5cm">
            <text:p/>
          </draw:line>
        </draw:g>
        <draw:g>
          <draw:custom-shape draw:style-name="gr4" draw:text-style-name="P3" draw:layer="layout" svg:width="4.35cm" svg:height="1.75cm" svg:x="14.65cm" svg:y="5cm">
            <text:p text:style-name="P1">Feed</text:p>
            <text:p text:style-name="P1"><text:span text:style-name="T1"/></text:p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5" draw:text-style-name="P3" draw:layer="layout" svg:x1="16.75cm" svg:y1="6.75cm" svg:x2="13.15cm" svg:y2="9.5cm">
            <text:p/>
          </draw:line>
        </draw:g>
        <draw:g>
          <draw:custom-shape draw:style-name="gr6" draw:text-style-name="P5" draw:layer="layout" svg:width="5.75cm" svg:height="1.75cm" svg:x="7cm" svg:y="16.5cm">
            <text:p text:style-name="P4">Followers<text:line-break/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" draw:text-style-name="P3" draw:layer="layout" svg:x1="9.9cm" svg:y1="16.5cm" svg:x2="9.9cm" svg:y2="13cm">
            <text:p/>
          </draw:line>
        </draw:g>
        <draw:custom-shape draw:style-name="gr8" draw:text-style-name="P3" draw:layer="layout" svg:width="5.75cm" svg:height="3.25cm" svg:x="6.9cm" svg:y="9.5cm">
          <text:p text:style-name="P1">ApiClient</text:p>
          <text:p text:style-name="P1"><text:span text:style-name="T1">login</text:span></text:p>
          <text:p text:style-name="P1"><text:span text:style-name="T1">loadFeed</text:span></text:p>
          <text:p text:style-name="P1"><text:span text:style-name="T1">loadFol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16.898cm" svg:height="5.228cm" svg:x="3cm" svg:y="19.75cm">
          <draw:text-box>
            <text:p><text:span text:style-name="T2">PROS and CONS</text:span></text:p>
            <text:p><text:span text:style-name="T3"/></text:p>
            <text:p><text:span text:style-name="T3">CONS:</text:span></text:p>
            <text:p><text:span text:style-name="T3">- Now a concrete type.</text:span></text:p>
            <text:p><text:span text:style-name="T3">- If I want to add another method to the ApiClient, I have to</text:span><text:span text:style-name="T3"><text:line-break/></text:span><text:span text:style-name="T3"> <text:s/>recompile all the other modules including the ApiClient.</text:span></text:p>
            <text:p><text:span text:style-name="T3">- I can’t move the Login without the ApiClient, easily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9.59cm" svg:height="0.962cm" svg:x="1cm" svg:y="2.027cm">
          <draw:text-box>
            <text:p text:style-name="P1">Version II : Dependencies via Swift extensions</text:p>
          </draw:text-box>
        </draw:frame>
        <draw:g>
          <draw:custom-shape draw:style-name="gr10" draw:text-style-name="P3" draw:layer="layout" svg:width="3.25cm" svg:height="0.973cm" svg:x="2.5cm" svg:y="5.227cm">
            <text:p text:style-name="P1">Login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25cm" svg:y1="8cm" svg:x2="6.25cm" svg:y2="9.527cm">
            <text:p/>
          </draw:line>
          <draw:custom-shape draw:style-name="gr11" draw:text-style-name="P3" draw:layer="layout" svg:width="6.5cm" svg:height="1.75cm" svg:x="1cm" svg:y="6.25cm">
            <text:p text:style-name="P1">ApiClient extension<text:line-break/><text:span text:style-name="T1">- login()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3" draw:layer="layout" svg:width="6.5cm" svg:height="1.75cm" svg:x="6.6cm" svg:y="16.5cm">
          <text:p text:style-name="P1">ApiClient extension<text:line-break/><text:span text:style-name="T1">- loadFollowers()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3" draw:layer="layout" svg:width="6.5cm" svg:height="1.75cm" svg:x="13.75cm" svg:y="5.973cm">
            <text:p text:style-name="P1">ApiClient extension<text:line-break/>- <text:span text:style-name="T1">loadFeed</text:span>()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35cm" svg:height="0.973cm" svg:x="14.9cm" svg:y="5cm">
            <text:p text:style-name="P1">Feed</text:p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5" draw:text-style-name="P3" draw:layer="layout" svg:x1="17cm" svg:y1="7.723cm" svg:x2="13.4cm" svg:y2="9.5cm">
            <text:p/>
          </draw:line>
        </draw:g>
        <draw:g>
          <draw:g>
            <draw:custom-shape draw:style-name="gr15" draw:text-style-name="P5" draw:layer="layout" svg:width="5.75cm" svg:height="0.777cm" svg:x="7cm" svg:y="18.3cm">
              <text:p text:style-name="P4">Followers</text:p>
              <draw:enhanced-geometry svg:viewBox="0 0 21600 21600" draw:mirror-vertical="false" draw:mirror-horizontal="false" draw:type="rectangle" draw:enhanced-path="M 0 0 L 21600 0 21600 21600 0 21600 0 0 Z N"/>
            </draw:custom-shape>
            <draw:line draw:style-name="gr7" draw:text-style-name="P3" draw:layer="layout" svg:x1="9.9cm" svg:y1="16.527cm" svg:x2="9.9cm" svg:y2="13.027cm">
              <text:p/>
            </draw:line>
          </draw:g>
        </draw:g>
        <draw:custom-shape draw:style-name="gr8" draw:text-style-name="P3" draw:layer="layout" svg:width="5.75cm" svg:height="3.25cm" svg:x="6.9cm" svg:y="9.527cm">
          <text:p text:style-name="P1">ApiClient</text:p>
          <text:p text:style-name="P1"><text:span text:style-name="T1">- execu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7.97cm" svg:height="0.962cm" svg:x="3.5cm" svg:y="21.25cm">
          <draw:text-box>
            <text:p>Most developers stop here</text:p>
          </draw:text-box>
        </draw:frame>
      </draw:page>
      <draw:page draw:name="page3" draw:style-name="dp1" draw:master-page-name="Default">
        <draw:frame draw:style-name="gr1" draw:text-style-name="P2" draw:layer="layout" svg:width="19.59cm" svg:height="0.962cm" svg:x="0.974cm" svg:y="2.053cm">
          <draw:text-box>
            <text:p text:style-name="P1">Version III : Dependency inversion via protocols or closures</text:p>
          </draw:text-box>
        </draw:frame>
        <draw:g>
          <draw:custom-shape draw:style-name="gr10" draw:text-style-name="P3" draw:layer="layout" svg:width="3.25cm" svg:height="0.973cm" svg:x="2.474cm" svg:y="5.253cm">
            <text:p text:style-name="P1">Login</text:p>
            <draw:enhanced-geometry svg:viewBox="0 0 21600 21600" draw:type="rectangle" draw:enhanced-path="M 0 0 L 21600 0 21600 21600 0 21600 0 0 Z N"/>
          </draw:custom-shape>
          <draw:line draw:style-name="gr16" draw:text-style-name="P3" draw:layer="layout" svg:x1="6.5cm" svg:y1="11cm" svg:x2="4.25cm" svg:y2="8cm">
            <text:p/>
          </draw:line>
          <draw:custom-shape draw:style-name="gr11" draw:text-style-name="P3" draw:layer="layout" svg:width="6.5cm" svg:height="1.75cm" svg:x="0.974cm" svg:y="6.276cm">
            <text:p text:style-name="P1">&lt;LoginClient&gt;<text:line-break/><text:span text:style-name="T1">protocol / closure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3" draw:layer="layout" svg:width="6.5cm" svg:height="1.75cm" svg:x="6.574cm" svg:y="16.526cm">
          <text:p text:style-name="P4">&lt;FollowerClient&gt;<text:line-break/><text:span text:style-name="T1">protocol / closure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3" draw:layer="layout" svg:width="6.5cm" svg:height="1.75cm" svg:x="13.724cm" svg:y="5.999cm">
            <text:p text:style-name="P4">&lt;FeedClient&gt;<text:line-break/><text:span text:style-name="T1">protocol / closu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35cm" svg:height="0.973cm" svg:x="14.874cm" svg:y="5.026cm">
            <text:p text:style-name="P1">Feed</text:p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17" draw:text-style-name="P3" draw:layer="layout" svg:x1="13.25cm" svg:y1="11cm" svg:x2="17cm" svg:y2="7.75cm">
            <text:p/>
          </draw:line>
        </draw:g>
        <draw:g>
          <draw:g>
            <draw:custom-shape draw:style-name="gr18" draw:text-style-name="P5" draw:layer="layout" svg:width="5.75cm" svg:height="0.777cm" svg:x="6.974cm" svg:y="18.326cm">
              <text:p text:style-name="P4">Followers</text:p>
              <draw:enhanced-geometry svg:viewBox="0 0 21600 21600" draw:mirror-vertical="false" draw:mirror-horizontal="false" draw:type="rectangle" draw:enhanced-path="M 0 0 L 21600 0 21600 21600 0 21600 0 0 Z N"/>
            </draw:custom-shape>
            <draw:line draw:style-name="gr16" draw:text-style-name="P3" draw:layer="layout" svg:x1="9.75cm" svg:y1="12.75cm" svg:x2="9.75cm" svg:y2="16cm">
              <text:p/>
            </draw:line>
          </draw:g>
        </draw:g>
        <draw:custom-shape draw:style-name="gr19" draw:text-style-name="P3" draw:layer="layout" svg:width="6.75cm" svg:height="3.25cm" svg:x="6.5cm" svg:y="9.5cm">
          <text:p text:style-name="P1">ApiClient</text:p>
          <text:p text:style-name="P1"><text:span text:style-name="T1">- execute(request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2" draw:layer="layout" svg:width="19.59cm" svg:height="0.962cm" svg:x="0.948cm" svg:y="2.079cm">
          <draw:text-box>
            <text:p text:style-name="P1">Version IV : Completely modular architecture using Adapters</text:p>
          </draw:text-box>
        </draw:frame>
        <draw:line draw:style-name="gr20" draw:text-style-name="P3" draw:layer="layout" svg:x1="4.25cm" svg:y1="9.5cm" svg:x2="4.224cm" svg:y2="8.026cm">
          <text:p/>
        </draw:line>
        <draw:custom-shape draw:style-name="gr21" draw:text-style-name="P9" draw:layer="layout" svg:width="6.5cm" svg:height="1.75cm" svg:x="7.248cm" svg:y="17.752cm">
          <text:p text:style-name="P8"><text:span text:style-name="T4">&lt;FollowerClient&gt;</text:span><text:span text:style-name="T4"><text:line-break/></text:span><text:span text:style-name="T5">protocol / closure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7cm" svg:y1="9.75cm" svg:x2="17cm" svg:y2="8cm">
          <text:p/>
        </draw:line>
        <draw:custom-shape draw:style-name="gr22" draw:text-style-name="P9" draw:layer="layout" svg:width="5.75cm" svg:height="0.777cm" svg:x="7.648cm" svg:y="19.552cm">
          <text:p text:style-name="P8"><text:span text:style-name="T4">Follower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3" draw:layer="layout" svg:x1="10.5cm" svg:y1="16.7cm" svg:x2="10.5cm" svg:y2="17.7cm">
          <text:p/>
        </draw:line>
        <draw:custom-shape draw:style-name="gr24" draw:text-style-name="P11" draw:layer="layout" svg:width="6.75cm" svg:height="3.776cm" svg:x="7.174cm" svg:y="9cm">
          <text:p text:style-name="P10"><text:span text:style-name="T6">Api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3.25cm" svg:height="0.973cm" svg:x="2.5cm" svg:y="3.527cm">
          <text:p text:style-name="P12"><text:span text:style-name="T7">Log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5cm" svg:height="1.75cm" svg:x="0.948cm" svg:y="5.802cm">
          <text:p text:style-name="P14"><text:span text:style-name="T8">&lt;LoginClient&gt;</text:span><text:span text:style-name="T8"><text:line-break/></text:span><text:span text:style-name="T9">protocol / closure</text:span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4.2cm" svg:y1="4.5cm" svg:x2="4.2cm" svg:y2="5.75cm">
          <text:p/>
        </draw:line>
        <draw:g>
          <draw:custom-shape draw:style-name="gr26" draw:text-style-name="P17" draw:layer="layout" svg:width="6.5cm" svg:height="1.75cm" svg:x="13.698cm" svg:y="5.725cm">
            <text:p text:style-name="P16"><text:span text:style-name="T10">&lt;FeedClient&gt;</text:span><text:span text:style-name="T10"><text:line-break/></text:span><text:span text:style-name="T11">protocol / closu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4.35cm" svg:height="0.973cm" svg:x="14.9cm" svg:y="3.527cm">
            <text:p text:style-name="P18"><text:span text:style-name="T10">Feed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27" draw:text-style-name="P3" draw:layer="layout" svg:x1="17cm" svg:y1="4.5cm" svg:x2="17cm" svg:y2="5.75cm">
            <text:p/>
          </draw:line>
        </draw:g>
        <draw:custom-shape draw:style-name="gr28" draw:text-style-name="P21" draw:layer="layout" svg:width="4.75cm" svg:height="2cm" svg:x="1.05cm" svg:y="9.6cm">
          <text:p text:style-name="P20"><text:span text:style-name="T12">LoginClient</text:span><text:span text:style-name="T12"><text:line-break/></text:span><text:span text:style-name="T12">Adapter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75cm" svg:height="2cm" svg:x="15.5cm" svg:y="9.8cm">
          <text:p text:style-name="P20"><text:span text:style-name="T12">FeedClient Adapter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75cm" svg:height="2cm" svg:x="8.15cm" svg:y="14.6cm">
          <text:p text:style-name="P20"><text:span text:style-name="T12">FollowerClient</text:span><text:span text:style-name="T12"><text:line-break/></text:span><text:span text:style-name="T12">Adapter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5.75cm" svg:y1="10.5cm" svg:x2="7cm" svg:y2="10.5cm">
          <text:p/>
        </draw:line>
        <draw:line draw:style-name="gr30" draw:text-style-name="P3" draw:layer="layout" svg:x1="15.4cm" svg:y1="10.5cm" svg:x2="14.15cm" svg:y2="10.5cm">
          <text:p/>
        </draw:line>
        <draw:line draw:style-name="gr30" draw:text-style-name="P3" draw:layer="layout" svg:x1="10.5cm" svg:y1="14.5cm" svg:x2="10.474cm" svg:y2="13.25cm">
          <text:p/>
        </draw:line>
        <draw:custom-shape draw:style-name="gr29" draw:text-style-name="P23" draw:layer="layout" svg:width="4.75cm" svg:height="2cm" svg:x="15.5cm" svg:y="14.25cm">
          <text:p text:style-name="P22"><text:span text:style-name="T13">*Main modu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9T13:23:31.592720931</meta:creation-date>
    <meta:generator>LibreOffice/7.2.3.2$MacOSX_X86_64 LibreOffice_project/d166454616c1632304285822f9c83ce2e660fd92</meta:generator>
    <dc:date>2022-08-09T14:57:18.929209684</dc:date>
    <meta:editing-duration>PT8M12S</meta:editing-duration>
    <meta:editing-cycles>2</meta:editing-cycles>
    <meta:document-statistic meta:object-count="64"/>
  </office:meta>
</office:document-meta>
</file>